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39.34pt"/>
    </style:style>
    <style:style style:name="co6" style:family="table-column">
      <style:table-column-properties fo:break-before="auto" style:column-width="30.84pt"/>
    </style:style>
    <style:style style:name="co7" style:family="table-column">
      <style:table-column-properties fo:break-before="auto" style:column-width="34.7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263.2pt"/>
    </style:style>
    <style:style style:name="co10" style:family="table-column">
      <style:table-column-properties fo:break-before="auto" style:column-width="66.36pt"/>
    </style:style>
    <style:style style:name="co11" style:family="table-column">
      <style:table-column-properties fo:break-before="auto" style:column-width="48.61pt"/>
    </style:style>
    <style:style style:name="co12" style:family="table-column">
      <style:table-column-properties fo:break-before="auto" style:column-width="51.7pt"/>
    </style:style>
    <style:style style:name="co13" style:family="table-column">
      <style:table-column-properties fo:break-before="auto" style:column-width="47.85pt"/>
    </style:style>
    <style:style style:name="co14" style:family="table-column">
      <style:table-column-properties fo:break-before="auto" style:column-width="49.24pt"/>
    </style:style>
    <style:style style:name="co15" style:family="table-column">
      <style:table-column-properties fo:break-before="auto" style:column-width="46.29pt"/>
    </style:style>
    <style:style style:name="co16" style:family="table-column">
      <style:table-column-properties fo:break-before="auto" style:column-width="45.5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47.06pt"/>
    </style:style>
    <style:style style:name="co19" style:family="table-column">
      <style:table-column-properties fo:break-before="auto" style:column-width="54.79pt"/>
    </style:style>
    <style:style style:name="co20" style:family="table-column">
      <style:table-column-properties fo:break-before="auto" style:column-width="135.04pt"/>
    </style:style>
    <style:style style:name="co21" style:family="table-column">
      <style:table-column-properties fo:break-before="auto" style:column-width="33.14pt"/>
    </style:style>
    <style:style style:name="co22" style:family="table-column">
      <style:table-column-properties fo:break-before="auto" style:column-width="37.45pt"/>
    </style:style>
    <style:style style:name="co23" style:family="table-column">
      <style:table-column-properties fo:break-before="auto" style:column-width="240.41pt"/>
    </style:style>
    <style:style style:name="co24" style:family="table-column">
      <style:table-column-properties fo:break-before="auto" style:column-width="91.84pt"/>
    </style:style>
    <style:style style:name="co25" style:family="table-column">
      <style:table-column-properties fo:break-before="auto" style:column-width="138.16pt"/>
    </style:style>
    <style:style style:name="co26" style:family="table-column">
      <style:table-column-properties fo:break-before="auto" style:column-width="42.6pt"/>
    </style:style>
    <style:style style:name="co27" style:family="table-column">
      <style:table-column-properties fo:break-before="auto" style:column-width="253.96pt"/>
    </style:style>
    <style:style style:name="co28" style:family="table-column">
      <style:table-column-properties fo:break-before="auto" style:column-width="33.96pt"/>
    </style:style>
    <style:style style:name="co29" style:family="table-column">
      <style:table-column-properties fo:break-before="auto" style:column-width="297.01pt"/>
    </style:style>
    <style:style style:name="co30" style:family="table-column">
      <style:table-column-properties fo:break-before="auto" style:column-width="40.9pt"/>
    </style:style>
    <style:style style:name="co31" style:family="table-column">
      <style:table-column-properties fo:break-before="auto" style:column-width="89.49pt"/>
    </style:style>
    <style:style style:name="co32" style:family="table-column">
      <style:table-column-properties fo:break-before="auto" style:column-width="211.49pt"/>
    </style:style>
    <style:style style:name="co33" style:family="table-column">
      <style:table-column-properties fo:break-before="auto" style:column-width="91.05pt"/>
    </style:style>
    <style:style style:name="co34" style:family="table-column">
      <style:table-column-properties fo:break-before="auto" style:column-width="50.94pt"/>
    </style:style>
    <style:style style:name="co35" style:family="table-column">
      <style:table-column-properties fo:break-before="auto" style:column-width="55.56pt"/>
    </style:style>
    <style:style style:name="co36" style:family="table-column">
      <style:table-column-properties fo:break-before="auto" style:column-width="52.44pt"/>
    </style:style>
    <style:style style:name="co37" style:family="table-column">
      <style:table-column-properties fo:break-before="auto" style:column-width="56.35pt"/>
    </style:style>
    <style:style style:name="co38" style:family="table-column">
      <style:table-column-properties fo:break-before="auto" style:column-width="53.26pt"/>
    </style:style>
    <style:style style:name="co39" style:family="table-column">
      <style:table-column-properties fo:break-before="auto" style:column-width="57.09pt"/>
    </style:style>
    <style:style style:name="co40" style:family="table-column">
      <style:table-column-properties fo:break-before="auto" style:column-width="189.89pt"/>
    </style:style>
    <style:style style:name="co41" style:family="table-column">
      <style:table-column-properties fo:break-before="auto" style:column-width="41.16pt"/>
    </style:style>
    <style:style style:name="co42" style:family="table-column">
      <style:table-column-properties fo:break-before="auto" style:column-width="106.61pt"/>
    </style:style>
    <style:style style:name="co43" style:family="table-column">
      <style:table-column-properties fo:break-before="auto" style:column-width="50.71pt"/>
    </style:style>
    <style:style style:name="co44" style:family="table-column">
      <style:table-column-properties fo:break-before="auto" style:column-width="49.95pt"/>
    </style:style>
    <style:style style:name="co45" style:family="table-column">
      <style:table-column-properties fo:break-before="auto" style:column-width="52.89pt"/>
    </style:style>
    <style:style style:name="co46" style:family="table-column">
      <style:table-column-properties fo:break-before="auto" style:column-width="55.11pt"/>
    </style:style>
    <style:style style:name="co47" style:family="table-column">
      <style:table-column-properties fo:break-before="auto" style:column-width="121.29pt"/>
    </style:style>
    <style:style style:name="co48" style:family="table-column">
      <style:table-column-properties fo:break-before="auto" style:column-width="32.29pt"/>
    </style:style>
    <style:style style:name="co49" style:family="table-column">
      <style:table-column-properties fo:break-before="auto" style:column-width="23.5pt"/>
    </style:style>
    <style:style style:name="co50" style:family="table-column">
      <style:table-column-properties fo:break-before="auto" style:column-width="40.39pt"/>
    </style:style>
    <style:style style:name="co51" style:family="table-column">
      <style:table-column-properties fo:break-before="auto" style:column-width="234.51pt"/>
    </style:style>
    <style:style style:name="co52" style:family="table-column">
      <style:table-column-properties fo:break-before="auto" style:column-width="111.74pt"/>
    </style:style>
    <style:style style:name="co53" style:family="table-column">
      <style:table-column-properties fo:break-before="auto" style:column-width="80.11pt"/>
    </style:style>
    <style:style style:name="co54" style:family="table-column">
      <style:table-column-properties fo:break-before="auto" style:column-width="60.21pt"/>
    </style:style>
    <style:style style:name="co55" style:family="table-column">
      <style:table-column-properties fo:break-before="auto" style:column-width="57.86pt"/>
    </style:style>
    <style:style style:name="co56" style:family="table-column">
      <style:table-column-properties fo:break-before="auto" style:column-width="58.65pt"/>
    </style:style>
    <style:style style:name="co57" style:family="table-column">
      <style:table-column-properties fo:break-before="auto" style:column-width="66.9pt"/>
    </style:style>
    <style:style style:name="co58" style:family="table-column">
      <style:table-column-properties fo:break-before="auto" style:column-width="385.2pt"/>
    </style:style>
    <style:style style:name="co59" style:family="table-column">
      <style:table-column-properties fo:break-before="auto" style:column-width="113.95pt"/>
    </style:style>
    <style:style style:name="co60" style:family="table-column">
      <style:table-column-properties fo:break-before="auto" style:column-width="134.5pt"/>
    </style:style>
    <style:style style:name="co61" style:family="table-column">
      <style:table-column-properties fo:break-before="auto" style:column-width="269.04pt"/>
    </style:style>
    <style:style style:name="co62" style:family="table-column">
      <style:table-column-properties fo:break-before="auto" style:column-width="40.11pt"/>
    </style:style>
    <style:style style:name="co63" style:family="table-column">
      <style:table-column-properties fo:break-before="auto" style:column-width="159pt"/>
    </style:style>
    <style:style style:name="co64" style:family="table-column">
      <style:table-column-properties fo:break-before="auto" style:column-width="104.94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23.95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14.2pt" fo:break-before="auto" style:use-optimal-row-height="true"/>
    </style:style>
    <style:style style:name="ro14" style:family="table-row">
      <style:table-row-properties style:row-height="12.84pt" fo:break-before="auto" style:use-optimal-row-height="true"/>
    </style:style>
    <style:style style:name="ro15" style:family="table-row">
      <style:table-row-properties style:row-height="13.69pt" fo:break-before="auto" style:use-optimal-row-height="true"/>
    </style:style>
    <style:style style:name="ro16" style:family="table-row">
      <style:table-row-properties style:row-height="13.75pt" fo:break-before="auto" style:use-optimal-row-height="true"/>
    </style:style>
    <style:style style:name="ro17" style:family="table-row">
      <style:table-row-properties style:row-height="24.01pt" fo:break-before="auto" style:use-optimal-row-height="true"/>
    </style:style>
    <style:style style:name="ro18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42"/>
    <style:style style:name="ce21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7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5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4" style:family="table-cell" style:parent-style-name="Default">
      <style:table-cell-properties fo:border-bottom="0.74pt solid #000000" fo:border-left="none" fo:border-right="none" fo:border-top="none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8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8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8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8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8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98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99" style:family="table-cell" style:parent-style-name="Default" style:data-style-name="N42">
      <style:table-cell-properties style:vertical-align="middle"/>
    </style:style>
    <style:style style:name="ce10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0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108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109" style:family="table-cell" style:parent-style-name="Default">
      <style:table-cell-properties fo:wrap-option="wrap" style:vertical-align="middle"/>
      <style:text-properties style:use-window-font-color="true"/>
    </style:style>
    <style:style style:name="ce110" style:family="table-cell" style:parent-style-name="Default">
      <style:text-properties style:use-window-font-color="true"/>
    </style:style>
    <style:style style:name="ce11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ext-properties fo:font-size="12pt" style:font-size-asian="12pt" style:font-size-complex="12pt"/>
    </style:style>
    <style:style style:name="ce11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order-bottom="none" fo:border-left="none" fo:border-right="none" fo:border-top="0.74pt solid #000000"/>
    </style:style>
    <style:style style:name="ce117" style:family="table-cell" style:parent-style-name="Default">
      <style:table-cell-properties fo:border-bottom="0.74pt solid #000000" fo:wrap-option="wrap" fo:border-left="none" fo:border-right="none" fo:border-top="none"/>
    </style:style>
    <style:style style:name="ce118" style:family="table-cell" style:parent-style-name="Default">
      <style:table-cell-properties fo:border-bottom="none" fo:wrap-option="wrap" fo:border-left="none" fo:border-right="none" fo:border-top="0.74pt solid #000000"/>
    </style:style>
    <style:style style:name="ce119" style:family="table-cell" style:parent-style-name="Default">
      <style:text-properties fo:color="#666666"/>
    </style:style>
    <style:style style:name="ce120" style:family="table-cell" style:parent-style-name="Default">
      <style:table-cell-properties fo:wrap-option="wrap"/>
      <style:text-properties style:use-window-font-color="true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2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27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28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2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30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31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3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3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3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5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3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37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13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46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ext-properties style:use-window-font-color="true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152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60" style:family="table-cell" style:parent-style-name="Default" style:data-style-name="N37"/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7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73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7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="none"/>
    </style:style>
    <style:style style:name="ce17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8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6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7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5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8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9" office:value-type="string" calcext:value-type="string" table:number-columns-spanned="2" table:number-rows-spanned="1">
            <text:p>Facebook</text:p>
          </table:table-cell>
          <table:covered-table-cell/>
          <table:table-cell table:style-name="ce19" office:value-type="string" calcext:value-type="string" table:number-columns-spanned="2" table:number-rows-spanned="1">
            <text:p>LinkedIn</text:p>
          </table:table-cell>
          <table:covered-table-cell/>
          <table:table-cell table:style-name="ce19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1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4H30M00S" calcext:value-type="time">
            <text:p>02:30 PM</text:p>
          </table:table-cell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7H30M00S" calcext:value-type="time">
            <text:p>05:3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8H15M00S" calcext:value-type="time">
            <text:p>06:15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8H15M00S" calcext:value-type="time">
            <text:p>06:15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18H00M00S" calcext:value-type="time">
            <text:p>06:0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45M00S" calcext:value-type="time">
            <text:p>11:45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00M00S" calcext:value-type="time">
            <text:p>11:0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5H45M00S" calcext:value-type="time">
            <text:p>03:45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5H20M00S" calcext:value-type="time">
            <text:p>03:20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7H00M00S" calcext:value-type="time">
            <text:p>05:00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8H00M00S" calcext:value-type="time">
            <text:p>06:00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4H15M00S" calcext:value-type="time">
            <text:p>02:1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14H50M00S" calcext:value-type="time">
            <text:p>02:50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style-name="ce7" office:value-type="string" calcext:value-type="string">
            <text:p>Review of Just How Stupid Are We?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11" office:value-type="string" calcext:value-type="string">
            <text:p>See one_and_few_offs sheet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7H30M00S" calcext:value-type="time">
            <text:p>05:3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3" office:value-type="date" office:date-value="2019-09-29" calcext:value-type="date">
            <text:p>2019-09-29</text:p>
          </table:table-cell>
          <table:table-cell table:style-name="ce17" office:value-type="time" office:time-value="PT00H30M00S" calcext:value-type="time">
            <text:p>12:30 A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21H00M00S" calcext:value-type="time">
            <text:p>09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Retweeted by @tomwhartung 2019-09-28 at 9:00</text:p>
          </table:table-cell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20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5" table:default-cell-style-name="ce23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52"/>
        <table:table-column table:style-name="co10" table:default-cell-style-name="ce1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4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13" table:default-cell-style-name="ce22"/>
        <table:table-column table:style-name="co11" table:default-cell-style-name="ce22"/>
        <table:table-column table:style-name="co20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85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4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3" office:value-type="string" calcext:value-type="string">
            <text:p>Image Content and</text:p>
          </table:table-cell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Portrait, If Applicab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style-name="ce101"/>
          <table:table-cell table:number-columns-repeated="1004"/>
        </table:table-row>
        <table:table-row table:style-name="ro10">
          <table:table-cell table:style-name="ce25"/>
          <table:table-cell table:number-columns-repeated="3"/>
          <table:table-cell table:style-name="ce54"/>
          <table:table-cell table:style-name="ce68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101" table:number-columns-repeated="2"/>
          <table:table-cell table:number-columns-repeated="1004"/>
        </table:table-row>
        <table:table-row table:style-name="ro11">
          <table:table-cell table:style-name="ce26" office:value-type="string" calcext:value-type="string">
            <text:p>0a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Thu</text:p>
          </table:table-cell>
          <table:table-cell table:style-name="ce45" office:value-type="date" office:date-value="2020-02-13" calcext:value-type="date">
            <text:p>02-13</text:p>
          </table:table-cell>
          <table:table-cell table:style-name="ce55" office:value-type="string" calcext:value-type="string">
            <text:p>0a-my_process – Introduce the 6-Step Process</text:p>
          </table:table-cell>
          <table:table-cell table:style-name="ce69" office:value-type="string" calcext:value-type="string">
            <text:p>A-AP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102" office:value-type="string" calcext:value-type="string">
            <text:p>0a-my_process</text:p>
          </table:table-cell>
          <table:table-cell table:style-name="ce101"/>
          <table:table-cell table:number-columns-repeated="1004"/>
        </table:table-row>
        <table:table-row table:style-name="ro11">
          <table:table-cell table:style-name="ce27" office:value-type="string" calcext:value-type="string">
            <text:p>0b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string" calcext:value-type="string">
            <text:p>Fri</text:p>
          </table:table-cell>
          <table:table-cell table:style-name="ce46" office:value-type="date" office:date-value="2020-02-14" calcext:value-type="date">
            <text:p>02-14</text:p>
          </table:table-cell>
          <table:table-cell table:style-name="ce56" office:value-type="string" calcext:value-type="string">
            <text:p>0b-it_evolves-tomh_1987 – <text:span text:style-name="T3">Tom H 1987</text:span></text:p>
          </table:table-cell>
          <table:table-cell table:style-name="ce70" office:value-type="string" calcext:value-type="string">
            <text:p>A-AP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103" office:value-type="string" calcext:value-type="string">
            <text:p>0b-it_evolves-tomh_1987</text:p>
          </table:table-cell>
          <table:table-cell table:style-name="ce101"/>
          <table:table-cell table:style-name="ce22" table:number-columns-repeated="1004"/>
        </table:table-row>
        <table:table-row table:style-name="ro12">
          <table:table-cell table:style-name="ce28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7" office:value-type="date" office:date-value="2020-02-15" calcext:value-type="date">
            <text:p>02-15</text:p>
          </table:table-cell>
          <table:table-cell table:style-name="ce57" office:value-type="string" calcext:value-type="string">
            <text:p>1a-step_1 – Learn about the person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104" office:value-type="string" calcext:value-type="string">
            <text:p>1a-step_1</text:p>
          </table:table-cell>
          <table:table-cell table:number-columns-repeated="1005"/>
        </table:table-row>
        <table:table-row table:style-name="ro12">
          <table:table-cell table:style-name="ce28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7" office:value-type="date" office:date-value="2020-02-16" calcext:value-type="date">
            <text:p>02-16</text:p>
          </table:table-cell>
          <table:table-cell table:style-name="ce57" office:value-type="string" calcext:value-type="string">
            <text:p>1b-jeffersons_profile – <text:span text:style-name="T3">Thomas Jefferson</text:span>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104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2">
          <table:table-cell table:style-name="ce28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2-17" calcext:value-type="date">
            <text:p>02-17</text:p>
          </table:table-cell>
          <table:table-cell table:style-name="ce57" office:value-type="string" calcext:value-type="string">
            <text:p>1c-hamiltons_profile-1 – <text:span text:style-name="T3">Alexander Hamilton</text:span>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104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2">
          <table:table-cell table:style-name="ce28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2-18" calcext:value-type="date">
            <text:p>02-18</text:p>
          </table:table-cell>
          <table:table-cell table:style-name="ce58" office:value-type="string" calcext:value-type="string">
            <text:p><text:span text:style-name="T4">1d-combo_image – </text:span>Jefferson &amp; Hamilton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104" office:value-type="string" calcext:value-type="string">
            <text:p>1d-combo_image</text:p>
          </table:table-cell>
          <table:table-cell table:number-columns-repeated="1005"/>
        </table:table-row>
        <table:table-row table:style-name="ro12">
          <table:table-cell table:style-name="ce26" office:value-type="string" calcext:value-type="string">
            <text:p>2a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text:p>Thu</text:p>
          </table:table-cell>
          <table:table-cell table:style-name="ce49" office:value-type="date" office:date-value="2020-02-20" calcext:value-type="date">
            <text:p>02-20</text:p>
          </table:table-cell>
          <table:table-cell table:style-name="ce59" office:value-type="string" calcext:value-type="string">
            <text:p>2a-step_2 – Step 2 – Answer a questionnaire</text:p>
          </table:table-cell>
          <table:table-cell table:style-name="ce42" office:value-type="string" calcext:value-type="string">
            <text:p>SOM-QZ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102" office:value-type="string" calcext:value-type="string">
            <text:p>2a-step_2</text:p>
          </table:table-cell>
          <table:table-cell table:number-columns-repeated="1005"/>
        </table:table-row>
        <table:table-row table:style-name="ro13">
          <table:table-cell table:style-name="ce29" office:value-type="string" calcext:value-type="string">
            <text:p>2b</text:p>
          </table:table-cell>
          <table:table-cell table:style-name="ce40" office:value-type="float" office:value="8" calcext:value-type="float">
            <text:p>8</text:p>
          </table:table-cell>
          <table:table-cell table:style-name="ce44" office:value-type="string" calcext:value-type="string">
            <text:p>Fri</text:p>
          </table:table-cell>
          <table:table-cell table:style-name="ce50" office:value-type="date" office:date-value="2020-02-21" calcext:value-type="date">
            <text:p>02-21</text:p>
          </table:table-cell>
          <table:table-cell table:style-name="ce60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71" office:value-type="string" calcext:value-type="string">
            <text:p>SOM-QZ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105" office:value-type="string" calcext:value-type="string">
            <text:p>2b-tomh-humanmetrics</text:p>
          </table:table-cell>
          <table:table-cell table:style-name="ce109"/>
          <table:table-cell table:style-name="ce110" table:number-columns-repeated="1004"/>
        </table:table-row>
        <table:table-row table:style-name="ro12">
          <table:table-cell table:style-name="ce30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3" office:value-type="string" calcext:value-type="string">
            <text:p>Sat</text:p>
          </table:table-cell>
          <table:table-cell table:style-name="ce48" office:value-type="date" office:date-value="2020-02-22" calcext:value-type="date">
            <text:p>02-22</text:p>
          </table:table-cell>
          <table:table-cell table:style-name="ce57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104" office:value-type="string" calcext:value-type="string">
            <text:p>2c-tomh-mbti</text:p>
          </table:table-cell>
          <table:table-cell table:number-columns-repeated="1005"/>
        </table:table-row>
        <table:table-row table:style-name="ro12">
          <table:table-cell table:style-name="ce31" office:value-type="string" calcext:value-type="string">
            <text:p>2d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Sun</text:p>
          </table:table-cell>
          <table:table-cell table:style-name="ce46" office:value-type="date" office:date-value="2020-02-23" calcext:value-type="date">
            <text:p>02-23</text:p>
          </table:table-cell>
          <table:table-cell table:style-name="ce61" office:value-type="string" calcext:value-type="string">
            <text:p><text:span text:style-name="T4">2d-combo_image – </text:span>Humanmetrics &amp; MBTI</text:p>
          </table:table-cell>
          <table:table-cell table:style-name="ce39" office:value-type="string" calcext:value-type="string">
            <text:p>SOM-QZ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103" office:value-type="string" calcext:value-type="string">
            <text:p>2d-combo_image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2-25" calcext:value-type="date">
            <text:p>02-25</text:p>
          </table:table-cell>
          <table:table-cell table:style-name="ce57" office:value-type="string" calcext:value-type="string">
            <text:p>3a-step_3 – Use a program to draw – later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106" office:value-type="string" calcext:value-type="string">
            <text:p>3a-step_3</text:p>
          </table:table-cell>
          <table:table-cell table:style-name="ce22"/>
          <table:table-cell table:number-columns-repeated="1004"/>
        </table:table-row>
        <table:table-row table:style-name="ro12">
          <table:table-cell table:style-name="ce30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3" office:value-type="string" calcext:value-type="string">
            <text:p>Wed</text:p>
          </table:table-cell>
          <table:table-cell table:style-name="ce48" office:value-type="date" office:date-value="2020-02-26" calcext:value-type="date">
            <text:p>02-26</text:p>
          </table:table-cell>
          <table:table-cell table:style-name="ce54" office:value-type="string" calcext:value-type="string">
            <text:p>3b-drawing-luke – <text:span text:style-name="T3">Luke Skywalker</text:span>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106" office:value-type="string" calcext:value-type="string">
            <text:p>3b-drawing-luke</text:p>
          </table:table-cell>
          <table:table-cell table:style-name="ce22"/>
          <table:table-cell table:number-columns-repeated="1004"/>
        </table:table-row>
        <table:table-row table:style-name="ro12">
          <table:table-cell table:style-name="ce30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2-27" calcext:value-type="date">
            <text:p>02-27</text:p>
          </table:table-cell>
          <table:table-cell table:style-name="ce57" office:value-type="string" calcext:value-type="string">
            <text:p>3c-drawing-darth – <text:span text:style-name="T3">Darth Vader</text:span>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106" office:value-type="string" calcext:value-type="string">
            <text:p>3c-drawing-darth</text:p>
          </table:table-cell>
          <table:table-cell table:style-name="ce22"/>
          <table:table-cell table:number-columns-repeated="1004"/>
        </table:table-row>
        <table:table-row table:style-name="ro12">
          <table:table-cell table:style-name="ce30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9" calcext:value-type="date">
            <text:p>02-29</text:p>
          </table:table-cell>
          <table:table-cell table:style-name="ce58" office:value-type="string" calcext:value-type="string">
            <text:p><text:span text:style-name="T4">3d-combo_image – </text:span>Luke Skywalker &amp; Darth Vader</text:p>
          </table:table-cell>
          <table:table-cell table:style-name="ce37" office:value-type="string" calcext:value-type="string">
            <text:p>GROJA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106" office:value-type="string" calcext:value-type="string">
            <text:p>3d-combo_image</text:p>
          </table:table-cell>
          <table:table-cell table:style-name="ce22"/>
          <table:table-cell table:number-columns-repeated="1004"/>
        </table:table-row>
        <table:table-row table:style-name="ro12">
          <table:table-cell table:style-name="ce26" office:value-type="string" calcext:value-type="string">
            <text:p>4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Wed</text:p>
          </table:table-cell>
          <table:table-cell table:style-name="ce49" office:value-type="date" office:date-value="2020-03-04" calcext:value-type="date">
            <text:p>03-04</text:p>
          </table:table-cell>
          <table:table-cell table:style-name="ce59" office:value-type="string" calcext:value-type="string">
            <text:p>4a-step_4 – Step 4 – Post images online</text:p>
          </table:table-cell>
          <table:table-cell table:style-name="ce42" office:value-type="string" calcext:value-type="string">
            <text:p>SOM-GAL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102" office:value-type="string" calcext:value-type="string">
            <text:p>4a-step_4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3-05" calcext:value-type="date">
            <text:p>03-05</text:p>
          </table:table-cell>
          <table:table-cell table:style-name="ce57" office:value-type="string" calcext:value-type="string">
            <text:p>4b-seeourminds-mulder – <text:span text:style-name="T3">Fox Mulder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104" office:value-type="string" calcext:value-type="string">
            <text:p>4b-seeourminds-mulder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06" calcext:value-type="date">
            <text:p>03-06</text:p>
          </table:table-cell>
          <table:table-cell table:style-name="ce57" office:value-type="string" calcext:value-type="string">
            <text:p>4c-artsyvisions-scully – <text:span text:style-name="T3">Dana Scully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104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2">
          <table:table-cell table:style-name="ce31" office:value-type="string" calcext:value-type="string">
            <text:p>4d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3-07" calcext:value-type="date">
            <text:p>03-07</text:p>
          </table:table-cell>
          <table:table-cell table:style-name="ce61" office:value-type="string" calcext:value-type="string">
            <text:p><text:span text:style-name="T4">4d-combo_image – </text:span>Mulder &amp; Scully</text:p>
          </table:table-cell>
          <table:table-cell table:style-name="ce70" office:value-type="string" calcext:value-type="string">
            <text:p>AV-MS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103" office:value-type="string" calcext:value-type="string">
            <text:p>4d-combo_image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3-10" calcext:value-type="date">
            <text:p>03-10</text:p>
          </table:table-cell>
          <table:table-cell table:style-name="ce57" office:value-type="string" calcext:value-type="string">
            <text:p>5a-step_5 – Step 5 – Use images in ebooks</text:p>
          </table:table-cell>
          <table:table-cell table:style-name="ce51" office:value-type="string" calcext:value-type="string">
            <text:p>A-AP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104" office:value-type="string" calcext:value-type="string">
            <text:p>5a-step_5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7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104" office:value-type="string" calcext:value-type="string">
            <text:p>5b-ebooks-donald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62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104" office:value-type="string" calcext:value-type="string">
            <text:p>5c-ebooks-nancy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13" calcext:value-type="date">
            <text:p>03-13</text:p>
          </table:table-cell>
          <table:table-cell table:style-name="ce58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104" office:value-type="string" calcext:value-type="string">
            <text:p>5d-combo_image</text:p>
          </table:table-cell>
          <table:table-cell table:number-columns-repeated="1005"/>
        </table:table-row>
        <table:table-row table:style-name="ro12">
          <table:table-cell table:style-name="ce26" office:value-type="string" calcext:value-type="string">
            <text:p>6a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Mon</text:p>
          </table:table-cell>
          <table:table-cell table:style-name="ce49" office:value-type="date" office:date-value="2020-03-16" calcext:value-type="date">
            <text:p>03-16</text:p>
          </table:table-cell>
          <table:table-cell table:style-name="ce59" office:value-type="string" calcext:value-type="string">
            <text:p>6a-step_6 – Step 6 – Post images to social networks</text:p>
          </table:table-cell>
          <table:table-cell table:style-name="ce69" office:value-type="string" calcext:value-type="string">
            <text:p>A-AP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102" office:value-type="string" calcext:value-type="string">
            <text:p>6a-step_6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63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04" office:value-type="string" calcext:value-type="string">
            <text:p>6b-social_sites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7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104" office:value-type="string" calcext:value-type="string">
            <text:p>6c-final_note</text:p>
          </table:table-cell>
          <table:table-cell table:number-columns-repeated="1005"/>
        </table:table-row>
        <table:table-row table:style-name="ro12">
          <table:table-cell table:style-name="ce31" office:value-type="string" calcext:value-type="string">
            <text:p>6d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19" calcext:value-type="date">
            <text:p>03-19</text:p>
          </table:table-cell>
          <table:table-cell table:style-name="ce61" office:value-type="string" calcext:value-type="string">
            <text:p><text:span text:style-name="T4">6d-combo_image – </text:span>Founders deluxe combo image</text:p>
          </table:table-cell>
          <table:table-cell table:style-name="ce70" office:value-type="string" calcext:value-type="string">
            <text:p>A-AP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15M00S" calcext:value-type="time">
            <text:p>10:1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05M00S" calcext:value-type="time">
            <text:p>10:0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25M00S" calcext:value-type="time">
            <text:p>10:2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05M00S" calcext:value-type="time">
            <text:p>10:0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10M00S" calcext:value-type="time">
            <text:p>10:10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45M00S" calcext:value-type="time">
            <text:p>10:45 AM</text:p>
          </table:table-cell>
          <table:table-cell table:style-name="ce103" office:value-type="string" calcext:value-type="string">
            <text:p>6d-combo_image</text:p>
          </table:table-cell>
          <table:table-cell table:number-columns-repeated="1005"/>
        </table:table-row>
        <table:table-row table:style-name="ro12">
          <table:table-cell table:style-name="ce32" office:value-type="string" calcext:value-type="string">
            <text:p>7a</text:p>
          </table:table-cell>
          <table:table-cell table:style-name="ce42" office:value-type="float" office:value="27" calcext:value-type="float">
            <text:p>27</text:p>
          </table:table-cell>
          <table:table-cell table:style-name="ce38" office:value-type="string" calcext:value-type="string">
            <text:p>Mon</text:p>
          </table:table-cell>
          <table:table-cell table:style-name="ce42" office:value-type="string" calcext:value-type="string">
            <text:p>03-23</text:p>
          </table:table-cell>
          <table:table-cell table:style-name="ce59" office:value-type="string" calcext:value-type="string">
            <text:p>7a-case_study-cheers – Case Study – Cheers</text:p>
          </table:table-cell>
          <table:table-cell table:style-name="ce69" office:value-type="string" calcext:value-type="string">
            <text:p>SOM-CH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50M00S" calcext:value-type="time">
            <text:p>08:50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107" office:value-type="string" calcext:value-type="string">
            <text:p>7a-case_study-cheers</text:p>
          </table:table-cell>
          <table:table-cell/>
          <table:table-cell table:style-name="ce22" table:number-columns-repeated="1003"/>
          <table:table-cell/>
        </table:table-row>
        <table:table-row table:style-name="ro12">
          <table:table-cell table:style-name="ce25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51" office:value-type="string" calcext:value-type="string">
            <text:p>SOM-CH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8H50M00S" calcext:value-type="time">
            <text:p>06:50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8H50M00S" calcext:value-type="time">
            <text:p>06:50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22" table:number-columns-repeated="1003"/>
          <table:table-cell/>
        </table:table-row>
        <table:table-row table:style-name="ro12">
          <table:table-cell table:style-name="ce25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51" office:value-type="string" calcext:value-type="string">
            <text:p>SOM-CH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25M00S" calcext:value-type="time">
            <text:p>10:2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7" calcext:value-type="date">
            <text:p>03-27</text:p>
          </table:table-cell>
          <table:table-cell table:style-name="ce17" office:value-type="time" office:time-value="PT21H00M00S" calcext:value-type="time">
            <text:p>09:00 P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22" table:number-columns-repeated="1003"/>
          <table:table-cell/>
        </table:table-row>
        <table:table-row table:style-name="ro12">
          <table:table-cell table:style-name="ce33" office:value-type="string" calcext:value-type="string">
            <text:p>7d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Thu</text:p>
          </table:table-cell>
          <table:table-cell table:style-name="ce41" office:value-type="string" calcext:value-type="string">
            <text:p>03-26</text:p>
          </table:table-cell>
          <table:table-cell table:style-name="ce64" office:value-type="string" calcext:value-type="string">
            <text:p>7d-norm-lilith – Norm and Lilith</text:p>
          </table:table-cell>
          <table:table-cell table:style-name="ce70" office:value-type="string" calcext:value-type="string">
            <text:p>SOM-CH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0M00S" calcext:value-type="time">
            <text:p>09:1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5M00S" calcext:value-type="time">
            <text:p>09:15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5M00S" calcext:value-type="time">
            <text:p>09:15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108" office:value-type="string" calcext:value-type="string">
            <text:p>7d-norm-lilith</text:p>
          </table:table-cell>
          <table:table-cell/>
          <table:table-cell table:style-name="ce22" table:number-columns-repeated="1003"/>
          <table:table-cell/>
        </table:table-row>
        <table:table-row table:style-name="ro14" table:number-rows-repeated="3">
          <table:table-cell table:style-name="Default" table:number-columns-repeated="5"/>
          <table:table-cell table:style-name="ce51"/>
          <table:table-cell table:style-name="ce84"/>
          <table:table-cell table:style-name="ce17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4" office:value-type="string" calcext:value-type="string">
            <text:p>“Link To” Key</text:p>
          </table:table-cell>
          <table:table-cell table:style-name="ce12"/>
          <table:table-cell table:style-name="ce57"/>
          <table:table-cell table:style-name="ce51"/>
          <table:table-cell table:style-name="ce84"/>
          <table:table-cell table:style-name="ce17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number-columns-repeated="2"/>
          <table:table-cell table:style-name="ce22" table:number-columns-repeated="1003"/>
          <table:table-cell/>
        </table:table-row>
        <table:table-row table:style-name="ro15">
          <table:table-cell table:style-name="Default" table:number-columns-repeated="2"/>
          <table:table-cell table:style-name="ce36"/>
          <table:table-cell table:style-name="ce51" office:value-type="string" calcext:value-type="string">
            <text:p>A-AP</text:p>
          </table:table-cell>
          <table:table-cell table:style-name="ce54" office:value-type="string" calcext:value-type="string">
            <text:p>amazon author page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5">
          <table:table-cell table:style-name="Default" table:number-columns-repeated="2"/>
          <table:table-cell table:style-name="ce36"/>
          <table:table-cell table:style-name="ce12" office:value-type="string" calcext:value-type="string">
            <text:p>A-VPP</text:p>
          </table:table-cell>
          <table:table-cell table:style-name="ce57" office:value-type="string" calcext:value-type="string">
            <text:p>Visualizing Politicians’ Personalities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5">
          <table:table-cell table:style-name="Default" table:number-columns-repeated="2"/>
          <table:table-cell table:style-name="ce36"/>
          <table:table-cell table:style-name="ce51" office:value-type="string" calcext:value-type="string">
            <text:p>AV-MS</text:p>
          </table:table-cell>
          <table:table-cell table:style-name="ce54" office:value-type="string" calcext:value-type="string">
            <text:p>ArtsyVisions.com – Mulder &amp; Skully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office:value-type="string" calcext:value-type="string">
            <text:p>GR-POL</text:p>
          </table:table-cell>
          <table:table-cell table:style-name="ce54" office:value-type="string" calcext:value-type="string">
            <text:p>Goodreads – Politicans 2019 bookshelf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office:value-type="string" calcext:value-type="string">
            <text:p>GROJA</text:p>
          </table:table-cell>
          <table:table-cell table:style-name="ce65" office:value-type="string" calcext:value-type="string">
            <text:p>Groja.com – About</text:p>
          </table:table-cell>
          <table:table-cell table:style-name="ce68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table:style-name="ce12" office:value-type="string" calcext:value-type="string">
            <text:p>SOM-GAL</text:p>
          </table:table-cell>
          <table:table-cell table:style-name="ce54" office:value-type="string" calcext:value-type="string">
            <text:p>SeeOurMinds – Galleries – All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6">
          <table:table-cell table:style-name="Default" table:number-columns-repeated="3"/>
          <table:table-cell table:style-name="ce12" office:value-type="string" calcext:value-type="string">
            <text:p>SOM-CH</text:p>
          </table:table-cell>
          <table:table-cell table:style-name="ce54" office:value-type="string" calcext:value-type="string">
            <text:p>SeeOurMinds – Cheers Gallery</text:p>
          </table:table-cell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5">
          <table:table-cell table:style-name="Default" table:number-columns-repeated="3"/>
          <table:table-cell table:style-name="ce12" office:value-type="string" calcext:value-type="string">
            <text:p>SOM-H</text:p>
          </table:table-cell>
          <table:table-cell table:style-name="ce54" office:value-type="string" calcext:value-type="string">
            <text:p>SeeOurMinds – Home page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5">
          <table:table-cell table:style-name="Default" table:number-columns-repeated="3"/>
          <table:table-cell table:style-name="ce12" office:value-type="string" calcext:value-type="string">
            <text:p>SOM-QZ</text:p>
          </table:table-cell>
          <table:table-cell table:style-name="ce54" office:value-type="string" calcext:value-type="string">
            <text:p>SeeOurMinds – Quiz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4" table:number-rows-repeated="2">
          <table:table-cell table:style-name="Default" table:number-columns-repeated="5"/>
          <table:table-cell table:style-name="ce51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2">
          <table:table-cell table:style-name="ce34"/>
          <table:table-cell table:style-name="ce12" table:number-columns-repeated="2"/>
          <table:table-cell table:style-name="Default" table:number-columns-repeated="2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2">
          <table:table-cell table:style-name="ce34"/>
          <table:table-cell table:style-name="ce12"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68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4">
          <table:table-cell table:style-name="ce35"/>
          <table:table-cell table:number-columns-repeated="3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2" table:number-rows-repeated="4">
          <table:table-cell table:style-name="ce36"/>
          <table:table-cell table:number-columns-repeated="4"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2">
          <table:table-cell table:style-name="ce36"/>
          <table:table-cell table:style-name="ce12" table:number-columns-repeated="3"/>
          <table:table-cell/>
          <table:table-cell table:style-name="ce7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2" table:number-rows-repeated="3">
          <table:table-cell table:style-name="ce36"/>
          <table:table-cell table:style-name="ce12" table:number-columns-repeated="3"/>
          <table:table-cell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7">
          <table:table-cell table:style-name="ce34"/>
          <table:table-cell table:style-name="ce12" table:number-columns-repeated="3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7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99"/>
          <table:table-cell/>
          <table:table-cell table:style-name="ce99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12" table:number-rows-repeated="1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build_a_team" table:style-name="ta1">
        <office:forms form:automatic-focus="false" form:apply-design-mode="false"/>
        <table:table-column table:style-name="co21" table:default-cell-style-name="ce12"/>
        <table:table-column table:style-name="co22" table:default-cell-style-name="ce1"/>
        <table:table-column table:style-name="co23" table:default-cell-style-name="Default"/>
        <table:table-column table:style-name="co24" table:default-cell-style-name="ce22"/>
        <table:table-column table:style-name="co3" table:number-columns-repeated="10" table:default-cell-style-name="ce22"/>
        <table:table-column table:style-name="co25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85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4">
          <table:table-cell/>
          <table:table-cell table:style-name="ce111"/>
          <table:table-cell table:style-name="ce113"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1009"/>
        </table:table-row>
        <table:table-row table:style-name="ro4">
          <table:table-cell table:style-name="ce67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6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67" table:number-columns-repeated="11"/>
          <table:table-cell table:style-name="ce101"/>
          <table:table-cell table:number-columns-repeated="1009"/>
        </table:table-row>
        <table:table-row table:style-name="ro17">
          <table:table-cell office:value-type="float" office:value="1" calcext:value-type="float">
            <text:p>1</text:p>
          </table:table-cell>
          <table:table-cell table:style-name="ce112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7" table:number-columns-repeated="10"/>
          <table:table-cell table:style-name="ce101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67" table:number-columns-repeated="10"/>
          <table:table-cell table:style-name="ce10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2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2"/>
          <table:table-cell table:number-columns-repeated="100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67"/>
          <table:table-cell table:number-columns-repeated="10"/>
          <table:table-cell table:style-name="ce22"/>
          <table:table-cell table:number-columns-repeated="1009"/>
        </table:table-row>
        <table:table-row table:style-name="ro17">
          <table:table-cell office:value-type="float" office:value="12" calcext:value-type="float">
            <text:p>1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2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 office:value-type="float" office:value="13" calcext:value-type="float">
            <text:p>1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6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 office:value-type="float" office:value="22" calcext:value-type="float">
            <text:p>2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 office:value-type="float" office:value="23" calcext:value-type="float">
            <text:p>2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yellow.txt</text:p>
          </table:table-cell>
          <table:table-cell table:style-name="ce22" table:number-columns-repeated="1009"/>
        </table:table-row>
        <table:table-row table:style-name="ro12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6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17">
          <table:table-cell office:value-type="float" office:value="32" calcext:value-type="float">
            <text:p>3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17">
          <table:table-cell office:value-type="float" office:value="33" calcext:value-type="float">
            <text:p>3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12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red.txt</text:p>
          </table:table-cell>
          <table:table-cell table:style-name="ce22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6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 office:value-type="float" office:value="42" calcext:value-type="float">
            <text:p>4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13">¹ is the VPP book excerpt on medium.com – see link in vpp-social sheet</text:span>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13">² is the image gallery page for the wire – seeourminds.com/the_wire</text:span>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2" table:number-rows-repeated="4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2">
          <table:table-cell/>
          <table:table-cell table:style-name="Default"/>
          <table:table-cell table:number-columns-repeated="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12" table:number-rows-repeated="3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99"/>
          <table:table-cell/>
          <table:table-cell table:style-name="ce99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ree_ebooks_days" table:style-name="ta1"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ce37"/>
        <table:table-column table:style-name="co3" table:number-columns-repeated="12" table:default-cell-style-name="Default"/>
        <table:table-column table:style-name="co29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5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21" office:value-type="string" calcext:value-type="string" table:number-columns-spanned="2" table:number-rows-spanned="1">
            <text:p>Day to</text:p>
          </table:table-cell>
          <table:covered-table-cell/>
          <table:table-cell table:style-name="ce19" office:value-type="string" calcext:value-type="string" table:number-columns-spanned="2" table:number-rows-spanned="1">
            <text:p>Facebook</text:p>
          </table:table-cell>
          <table:covered-table-cell/>
          <table:table-cell table:style-name="ce19" office:value-type="string" calcext:value-type="string" table:number-columns-spanned="2" table:number-rows-spanned="1">
            <text:p>LinkedIn</text:p>
          </table:table-cell>
          <table:covered-table-cell/>
          <table:table-cell table:style-name="ce19" office:value-type="string" calcext:value-type="string" table:number-columns-spanned="2" table:number-rows-spanned="1">
            <text:p>Twitter</text:p>
          </table:table-cell>
          <table:covered-table-cell/>
          <table:table-cell table:style-name="ce19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9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1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114" office:value-type="string" calcext:value-type="string">
            <text:p>Oct. 17, 2019 – after debate, 1 of 5</text:p>
          </table:table-cell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>
          <table:table-cell/>
          <table:table-cell table:style-name="ce8" office:value-type="string" calcext:value-type="string">
            <text:p>Text Announcement</text:p>
          </table:table-cell>
          <table:table-cell table:style-name="ce123"/>
          <table:table-cell table:style-name="ce84" office:value-type="date" office:date-value="2019-10-14" calcext:value-type="date">
            <text:p>10-14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1.txt</text:p>
          </table:table-cell>
          <table:table-cell table:style-name="ce12" table:number-columns-repeated="1007"/>
        </table:table-row>
        <table:table-row table:style-name="ro12">
          <table:table-cell/>
          <table:table-cell table:style-name="ce7" office:value-type="string" calcext:value-type="string">
            <text:p>Text Reminder</text:p>
          </table:table-cell>
          <table:table-cell table:style-name="ce122"/>
          <table:table-cell table:style-name="ce84" office:value-type="date" office:date-value="2019-10-16" calcext:value-type="date">
            <text:p>10-16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5H15M00S" calcext:value-type="time">
            <text:p>03:1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5H15M00S" calcext:value-type="time">
            <text:p>03:1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5H15M00S" calcext:value-type="time">
            <text:p>03:15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3.txt and </text:span>all-text_only-8.5x11-1.jpg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<text:span text:style-name="T14">Text announcement on </text:span><text:span text:style-name="T15">better together </text:span>slack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number-columns-repeated="5" table:style-name="ce16" office:value-type="string" calcext:value-type="string">
            <text:p>N/A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4.txt and all-text_only-11x</text:span>8.5-1.jpg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115" office:value-type="string" calcext:value-type="string">
            <text:p>Nov. 20-21, 2019 – day of and after fifth debate, 2-3 of 5</text:p>
          </table:table-cell>
          <table:table-cell table:style-name="ce116"/>
          <table:table-cell table:style-name="ce38"/>
          <table:table-cell table:style-name="ce4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18"/>
          <table:table-cell table:number-columns-repeated="1007"/>
        </table:table-row>
        <table:table-row table:style-name="ro12">
          <table:table-cell/>
          <table:table-cell table:style-name="ce8" office:value-type="string" calcext:value-type="string">
            <text:p>Text Announcement</text:p>
          </table:table-cell>
          <table:table-cell table:style-name="ce123"/>
          <table:table-cell table:style-name="ce84" office:value-type="date" office:date-value="2019-11-18" calcext:value-type="date">
            <text:p>11-18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5H20M00S" calcext:value-type="time">
            <text:p>03:20 PM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6H20M00S" calcext:value-type="time">
            <text:p>04:20 PM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5H20M00S" calcext:value-type="time">
            <text:p>03:20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2" table:number-columns-repeated="1007"/>
        </table:table-row>
        <table:table-row table:style-name="ro12">
          <table:table-cell/>
          <table:table-cell table:style-name="ce9" office:value-type="string" calcext:value-type="string">
            <text:p>Image Announcement</text:p>
          </table:table-cell>
          <table:table-cell table:style-name="ce123"/>
          <table:table-cell table:style-name="ce84" office:value-type="date" office:date-value="2019-11-19" calcext:value-type="date">
            <text:p>11-19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4H20M00S" calcext:value-type="time">
            <text:p>02:2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4H20M00S" calcext:value-type="time">
            <text:p>02:2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2" table:number-columns-repeated="1007"/>
        </table:table-row>
        <table:table-row table:style-name="ro12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22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0M00S" calcext:value-type="time">
            <text:p>07:30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0M00S" calcext:value-type="time">
            <text:p>07:30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22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number-columns-repeated="6" table:style-name="ce14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2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23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22"/>
          <table:table-cell table:style-name="ce84" office:value-type="date" office:date-value="2019-11-21" calcext:value-type="date">
            <text:p>11-21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2">
          <table:table-cell table:style-name="ce64"/>
          <table:table-cell table:style-name="ce117" office:value-type="string" calcext:value-type="string">
            <text:p>Text – Free Ebook Days, day 2</text:p>
          </table:table-cell>
          <table:table-cell table:style-name="ce124"/>
          <table:table-cell table:style-name="ce78" office:value-type="date" office:date-value="2019-11-21" calcext:value-type="date">
            <text:p>11-21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number-columns-repeated="6" table:style-name="ce138" office:value-type="string" calcext:value-type="string">
            <text:p>N/A</text:p>
          </table:table-cell>
          <table:table-cell table:style-name="ce117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08"/>
        </table:table-row>
        <table:table-row table:style-name="ro5">
          <table:table-cell table:style-name="ce115" office:value-type="string" calcext:value-type="string">
            <text:p>Feb. 19, 2020 – Ninth Debate, 1 of 5</text:p>
          </table:table-cell>
          <table:table-cell table:style-name="ce118"/>
          <table:table-cell table:style-name="ce125"/>
          <table:table-cell table:style-name="ce128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18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22" office:value-type="string" calcext:value-type="string">
            <text:p>Sun</text:p>
          </table:table-cell>
          <table:table-cell table:style-name="ce127" office:value-type="date" office:date-value="2020-02-16" calcext:value-type="date">
            <text:p>02-16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2">
          <table:table-cell/>
          <table:table-cell table:style-name="ce7" office:value-type="string" calcext:value-type="string">
            <text:p>Day before debate</text:p>
          </table:table-cell>
          <table:table-cell table:style-name="ce122" office:value-type="string" calcext:value-type="string">
            <text:p>Tue</text:p>
          </table:table-cell>
          <table:table-cell table:style-name="ce127" office:value-type="date" office:date-value="2020-02-18" calcext:value-type="date">
            <text:p>02-18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2">
          <table:table-cell/>
          <table:table-cell table:style-name="ce7" office:value-type="string" calcext:value-type="string">
            <text:p>Day of debate – early</text:p>
          </table:table-cell>
          <table:table-cell table:style-name="ce122" office:value-type="string" calcext:value-type="string">
            <text:p>Wed</text:p>
          </table:table-cell>
          <table:table-cell table:style-name="ce127" office:value-type="date" office:date-value="2020-02-19" calcext:value-type="date">
            <text:p>02-19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2">
          <table:table-cell/>
          <table:table-cell table:style-name="ce119" office:value-type="string" calcext:value-type="string">
            <text:p><text:span text:style-name="T16">After debate – </text:span><text:span text:style-name="T17">one and few offs</text:span><text:span text:style-name="T3"> </text:span>– primary_voters/02-…</text:p>
          </table:table-cell>
          <table:table-cell table:style-name="ce126" office:value-type="string" calcext:value-type="string">
            <text:p>Fri</text:p>
          </table:table-cell>
          <table:table-cell table:style-name="ce129" office:value-type="date" office:date-value="2020-02-21" calcext:value-type="date">
            <text:p>02-21</text:p>
          </table:table-cell>
          <table:table-cell table:number-columns-repeated="12" table:style-name="ce126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4" office:value-type="string" calcext:value-type="string">
            <text:p>Feb. 25, 2020 – Tenth Debate, 2 of 5</text:p>
          </table:table-cell>
          <table:table-cell table:style-name="ce7"/>
          <table:table-cell table:style-name="ce122"/>
          <table:table-cell table:style-name="ce127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40"/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Day before debate</text:p>
          </table:table-cell>
          <table:table-cell table:style-name="ce122" office:value-type="string" calcext:value-type="string">
            <text:p>Mon</text:p>
          </table:table-cell>
          <table:table-cell table:style-name="ce127" office:value-type="date" office:date-value="2020-02-24" calcext:value-type="date">
            <text:p>02-24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2">
          <table:table-cell/>
          <table:table-cell table:style-name="ce120" office:value-type="string" calcext:value-type="string">
            <text:p>Day of debate – early</text:p>
          </table:table-cell>
          <table:table-cell table:style-name="ce122" office:value-type="string" calcext:value-type="string">
            <text:p>Tue</text:p>
          </table:table-cell>
          <table:table-cell table:style-name="ce127" office:value-type="date" office:date-value="2020-02-25" calcext:value-type="date">
            <text:p>02-25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2">
          <table:table-cell/>
          <table:table-cell table:style-name="ce110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126" office:value-type="string" calcext:value-type="string">
            <text:p>Fri</text:p>
          </table:table-cell>
          <table:table-cell table:style-name="ce129" office:value-type="date" office:date-value="2020-02-28" calcext:value-type="date">
            <text:p>02-28</text:p>
          </table:table-cell>
          <table:table-cell table:number-columns-repeated="12" table:style-name="ce126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4" office:value-type="string" calcext:value-type="string">
            <text:p>Mar. 2-3, 2020 – Super Tuesday Eve &amp; Day, 3-4 of 5</text:p>
          </table:table-cell>
          <table:table-cell table:style-name="ce7"/>
          <table:table-cell table:style-name="ce122"/>
          <table:table-cell table:style-name="ce127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 table:number-columns-repeated="3"/>
          <table:table-cell table:style-name="ce13"/>
          <table:table-cell table:style-name="ce16"/>
          <table:table-cell table:style-name="ce140"/>
          <table:table-cell table:number-columns-repeated="1007"/>
        </table:table-row>
        <table:table-row table:style-name="ro5">
          <table:table-cell table:style-name="ce114"/>
          <table:table-cell table:style-name="ce7" office:value-type="string" calcext:value-type="string">
            <text:p>Day before free ebook days start</text:p>
          </table:table-cell>
          <table:table-cell table:style-name="ce122" office:value-type="string" calcext:value-type="string">
            <text:p>Sun</text:p>
          </table:table-cell>
          <table:table-cell table:style-name="ce127" office:value-type="date" office:date-value="2020-03-01" calcext:value-type="date">
            <text:p>03-01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First free ebook day</text:p>
          </table:table-cell>
          <table:table-cell table:style-name="ce122" office:value-type="string" calcext:value-type="string">
            <text:p>Mon</text:p>
          </table:table-cell>
          <table:table-cell table:style-name="ce47" office:value-type="date" office:date-value="2020-03-02" calcext:value-type="date">
            <text:p>03-02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2">
          <table:table-cell table:style-name="ce64"/>
          <table:table-cell table:style-name="ce117" office:value-type="string" calcext:value-type="string">
            <text:p>Last free ebook day</text:p>
          </table:table-cell>
          <table:table-cell table:style-name="ce124" office:value-type="string" calcext:value-type="string">
            <text:p>Tue</text:p>
          </table:table-cell>
          <table:table-cell table:style-name="ce130" office:value-type="date" office:date-value="2020-03-03" calcext:value-type="date">
            <text:p>03-03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17" office:value-type="string" calcext:value-type="string">
            <text:p>08-super_tuesday_day</text:p>
          </table:table-cell>
          <table:table-cell table:number-columns-repeated="1007"/>
        </table:table-row>
        <table:table-row table:style-name="ro12" table:number-rows-repeated="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>
          <table:table-cell table:number-columns-repeated="3"/>
          <table:table-cell table:style-name="ce47"/>
          <table:table-cell table:number-columns-repeated="12"/>
          <table:table-cell table:style-name="Default"/>
          <table:table-cell table:number-columns-repeated="1007"/>
        </table:table-row>
        <table:table-row table:style-name="ro12" table:number-rows-repeated="11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9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4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2" table:number-rows-repeated="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9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11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>
          <table:table-cell/>
          <table:table-cell table:style-name="ce7"/>
          <table:table-cell table:style-name="ce122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>
          <table:table-cell/>
          <table:table-cell table:style-name="ce9"/>
          <table:table-cell table:style-name="ce123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52">
          <table:table-cell/>
          <table:table-cell table:style-name="ce7"/>
          <table:table-cell table:style-name="ce122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282">
          <table:table-cell table:number-columns-repeated="4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290"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 table:number-columns-repeated="3"/>
          <table:table-cell/>
          <table:table-cell table:style-name="ce20"/>
          <table:table-cell table:number-columns-repeated="1008"/>
        </table:table-row>
        <table:table-row table:style-name="ro12" table:number-rows-repeated="295">
          <table:table-cell table:number-columns-repeated="9"/>
          <table:table-cell table:style-name="ce20"/>
          <table:table-cell/>
          <table:table-cell table:style-name="ce20" table:number-columns-repeated="3"/>
          <table:table-cell/>
          <table:table-cell table:style-name="ce20"/>
          <table:table-cell table:number-columns-repeated="1008"/>
        </table:table-row>
        <table:table-row table:style-name="ro12" table:number-rows-repeated="104757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0" table:number-columns-repeated="2" table:default-cell-style-name="ce37"/>
        <table:table-column table:style-name="co31" table:default-cell-style-name="ce145"/>
        <table:table-column table:style-name="co32" table:default-cell-style-name="ce7"/>
        <table:table-column table:style-name="co33" table:default-cell-style-name="ce37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42"/>
          <table:table-cell table:style-name="ce57"/>
          <table:table-cell table:style-name="ce12"/>
          <table:table-cell table:style-name="ce22"/>
          <table:table-cell table:style-name="ce85" office:value-type="string" calcext:value-type="string">
            <text:p>One-Offs and Few-Offs</text:p>
          </table:table-cell>
          <table:table-cell table:style-name="ce22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21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53" office:value-type="string" calcext:value-type="string">
            <text:p>Image Content</text:p>
          </table:table-cell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53" office:value-type="string" calcext:value-type="string">
            <text:p>Or Text Fi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1006"/>
        </table:table-row>
        <table:table-row table:style-name="ro12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4" office:value-type="string" calcext:value-type="string">
            <text:p>Sell GoT Paperback</text:p>
          </table:table-cell>
          <table:table-cell table:style-name="ce150" office:value-type="string" calcext:value-type="string">
            <text:p>See few-offs sheet</text:p>
          </table:table-cell>
          <table:table-cell table:number-columns-repeated="12" table:style-name="ce150" office:value-type="string" calcext:value-type="string">
            <text:p>[few-offs]</text:p>
          </table:table-cell>
          <table:table-cell table:style-name="ce10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46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50" office:value-type="string" calcext:value-type="string">
            <text:p>GR politicians-2020</text:p>
          </table:table-cell>
          <table:table-cell table:number-columns-repeated="2" table:style-name="ce150" office:value-type="string" calcext:value-type="string">
            <text:p>N/A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number-columns-repeated="4" table:style-name="ce150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46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46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50" office:value-type="string" calcext:value-type="string">
            <text:p>GR review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number-columns-repeated="1007"/>
        </table:table-row>
        <table:table-row table:style-name="ro12">
          <table:table-cell table:number-columns-repeated="2"/>
          <table:table-cell table:style-name="Default" table:number-columns-repeated="3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3">
          <table:table-cell table:style-name="ce40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149" office:value-type="string" calcext:value-type="string">
            <text:p>02-primary_voters-after-ninth_debate – <text:span text:style-name="T19">early</text:span></text:p>
          </table:table-cell>
          <table:table-cell table:style-name="ce40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10" office:value-type="string" calcext:value-type="string">
            <text:p>http://bit.ly/twh-vpp2019</text:p>
          </table:table-cell>
          <table:table-cell table:style-name="ce110" table:number-columns-repeated="1006"/>
        </table:table-row>
        <table:table-row table:style-name="ro12">
          <table:table-cell office:value-type="string" calcext:value-type="string">
            <text:p>Fri</text:p>
          </table:table-cell>
          <table:table-cell table:style-name="ce47" office:value-type="date" office:date-value="2020-02-28" calcext:value-type="date">
            <text:p>02-28</text:p>
          </table:table-cell>
          <table:table-cell table:style-name="ce146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12">
          <table:table-cell table:number-columns-repeated="2"/>
          <table:table-cell table:style-name="Default" table:number-columns-repeated="3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>
          <table:table-cell table:number-columns-repeated="5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>
          <table:table-cell table:number-columns-repeated="2"/>
          <table:table-cell table:style-name="ce146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50" office:value-type="string" calcext:value-type="string">
            <text:p>See few-offs sheet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10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12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 table:number-rows-repeated="22">
          <table:table-cell table:number-columns-repeated="5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w offs posts" table:style-name="ta1">
        <office:forms form:automatic-focus="false" form:apply-design-mode="false"/>
        <table:table-column table:style-name="co41" table:default-cell-style-name="Default"/>
        <table:table-column table:style-name="co41" table:default-cell-style-name="ce25"/>
        <table:table-column table:style-name="co24" table:default-cell-style-name="Default"/>
        <table:table-column table:style-name="co42" table:default-cell-style-name="ce37"/>
        <table:table-column table:style-name="co3" table:default-cell-style-name="Default"/>
        <table:table-column table:style-name="co3" table:default-cell-style-name="ce37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/>
          <table:table-cell table:style-name="ce34"/>
          <table:table-cell table:style-name="ce54"/>
          <table:table-cell table:style-name="ce51"/>
          <table:table-cell table:style-name="ce161"/>
          <table:table-cell table:style-name="ce12"/>
          <table:table-cell table:style-name="ce85" office:value-type="string" calcext:value-type="string">
            <text:p>Few Offs – The Daily Drip</text:p>
          </table:table-cell>
          <table:table-cell table:style-name="ce22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7" office:value-type="string" calcext:value-type="string">
            <text:p>Seq.</text:p>
          </table:table-cell>
          <table:table-cell table:style-name="ce53" table:number-columns-repeated="2"/>
          <table:table-cell table:style-name="ce53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7" office:value-type="string" calcext:value-type="string">
            <text:p>No.</text:p>
          </table:table-cell>
          <table:table-cell table:style-name="ce53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</table:table-row>
        <table:table-row table:style-name="ro4">
          <table:table-cell table:style-name="ce155" office:value-type="string" calcext:value-type="string">
            <text:p>got_christmas</text:p>
          </table:table-cell>
          <table:table-cell table:style-name="ce156"/>
          <table:table-cell table:style-name="ce159" office:value-type="string" calcext:value-type="string">
            <text:p>Card</text:p>
          </table:table-cell>
          <table:table-cell table:style-name="ce30" office:value-type="string" calcext:value-type="string">
            <text:p>People</text:p>
          </table:table-cell>
          <table:table-cell table:style-name="ce67" table:number-columns-repeated="13"/>
          <table:table-cell table:style-name="ce101"/>
        </table:table-row>
        <table:table-row table:style-name="ro5">
          <table:table-cell/>
          <table:table-cell table:style-name="ce157" office:value-type="float" office:value="1" calcext:value-type="float">
            <text:p>1</text:p>
          </table:table-cell>
          <table:table-cell table:style-name="ce54" office:value-type="string" calcext:value-type="string">
            <text:p>Pre-Black Friday</text:p>
          </table:table-cell>
          <table:table-cell table:style-name="ce51" office:value-type="string" calcext:value-type="string">
            <text:p>Jon Snow &amp; Ygritte</text:p>
          </table:table-cell>
          <table:table-cell table:style-name="ce150" office:value-type="string" calcext:value-type="string">
            <text:p>VGoTP <text:s/>book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22H00M00S" calcext:value-type="time">
            <text:p>10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/>
        </table:table-row>
        <table:table-row table:style-name="ro12">
          <table:table-cell/>
          <table:table-cell table:style-name="ce15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50" office:value-type="string" calcext:value-type="string">
            <text:p>VGoTP book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40M00S" calcext:value-type="time">
            <text:p>01:4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40M00S" calcext:value-type="time">
            <text:p>01:4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6H40M00S" calcext:value-type="time">
            <text:p>04:40 PM</text:p>
          </table:table-cell>
          <table:table-cell/>
        </table:table-row>
        <table:table-row table:style-name="ro12">
          <table:table-cell/>
          <table:table-cell table:style-name="ce15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/>
        </table:table-row>
        <table:table-row table:style-name="ro12">
          <table:table-cell/>
          <table:table-cell table:style-name="ce15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/>
        </table:table-row>
        <table:table-row table:style-name="ro12">
          <table:table-cell/>
          <table:table-cell table:style-name="ce15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50M00S" calcext:value-type="time">
            <text:p>10:5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50M00S" calcext:value-type="time">
            <text:p>10:50 AM</text:p>
          </table:table-cell>
          <table:table-cell/>
        </table:table-row>
        <table:table-row table:style-name="ro12" table:number-rows-repeated="3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 table:style-name="ce146" office:value-type="string" calcext:value-type="string">
            <text:p>finish_book</text:p>
          </table:table-cell>
          <table:table-cell table:style-name="ce37"/>
          <table:table-cell/>
          <table:table-cell table:style-name="Default"/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60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37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60" office:value-type="string" calcext:value-type="string">
            <text:p>Mon. 01/27/2020</text:p>
          </table:table-cell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2" table:number-rows-repeated="14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158"/>
          <table:table-cell table:number-columns-repeated="10"/>
          <table:table-cell table:style-name="ce20"/>
          <table:table-cell table:number-columns-repeated="5"/>
        </table:table-row>
        <table:table-row table:style-name="ro12" table:number-rows-repeated="149">
          <table:table-cell/>
          <table:table-cell table:style-name="ce158"/>
          <table:table-cell table:number-columns-repeated="16"/>
        </table:table-row>
        <table:table-row table:style-name="ro12" table:number-rows-repeated="1048386">
          <table:table-cell table:number-columns-repeated="18"/>
        </table:table-row>
        <table:table-row table:style-name="ro12">
          <table:table-cell table:number-columns-repeated="18"/>
        </table:table-row>
      </table:table>
      <table:table table:name="jungian politics" table:style-name="ta1">
        <table:table-column table:style-name="co48" table:default-cell-style-name="ce25"/>
        <table:table-column table:style-name="co49" table:default-cell-style-name="ce168"/>
        <table:table-column table:style-name="co1" table:default-cell-style-name="ce168"/>
        <table:table-column table:style-name="co50" table:default-cell-style-name="ce174"/>
        <table:table-column table:style-name="co51" table:default-cell-style-name="ce9"/>
        <table:table-column table:style-name="co52" table:default-cell-style-name="ce123"/>
        <table:table-column table:style-name="co53" table:default-cell-style-name="ce181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8" table:default-cell-style-name="Default"/>
        <table:table-column table:style-name="co57" table:default-cell-style-name="ce37"/>
        <table:table-column table:style-name="co37" table:default-cell-style-name="Default"/>
        <table:table-column table:style-name="co58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4" table:number-columns-repeated="2"/>
          <table:table-cell table:style-name="ce169"/>
          <table:table-cell table:style-name="ce54"/>
          <table:table-cell table:style-name="ce51"/>
          <table:table-cell table:style-name="ce161"/>
          <table:table-cell table:style-name="ce22"/>
          <table:table-cell table:style-name="ce85" office:value-type="string" calcext:value-type="string">
            <text:p>Jungian Politics – The Daily Drip</text:p>
          </table:table-cell>
          <table:table-cell table:style-name="ce22" table:number-columns-repeated="8"/>
          <table:table-cell table:style-name="ce123"/>
          <table:table-cell table:number-columns-repeated="1006"/>
        </table:table-row>
        <table:table-row table:style-name="ro4">
          <table:table-cell table:style-name="ce164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Day to</text:p>
          </table:table-cell>
          <table:covered-table-cell table:style-name="ce67"/>
          <table:covered-table-cell table:style-name="ce73"/>
          <table:table-cell table:style-name="ce53" office:value-type="string" calcext:value-type="string">
            <text:p>Images to Compare</text:p>
          </table:table-cell>
          <table:table-cell table:style-name="ce53" office:value-type="string" calcext:value-type="string">
            <text:p>Theme</text:p>
          </table:table-cell>
          <table:table-cell table:style-name="ce53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13" table:number-columns-repeated="1005"/>
        </table:table-row>
        <table:table-row table:style-name="ro4">
          <table:table-cell table:style-name="ce164" office:value-type="string" calcext:value-type="string">
            <text:p>Num</text:p>
          </table:table-cell>
          <table:table-cell table:style-name="ce67" office:value-type="string" calcext:value-type="string" table:number-columns-spanned="3" table:number-rows-spanned="1">
            <text:p>Drip It</text:p>
          </table:table-cell>
          <table:covered-table-cell table:style-name="ce67"/>
          <table:covered-table-cell table:style-name="ce73"/>
          <table:table-cell table:style-name="ce53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style-name="ce113" table:number-columns-repeated="1004"/>
        </table:table-row>
        <table:table-row table:style-name="ro5">
          <table:table-cell table:style-name="ce158"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Mon</text:p>
          </table:table-cell>
          <table:table-cell table:style-name="ce170" office:value-type="date" office:date-value="2019-12-09" calcext:value-type="date">
            <text:p>12-09</text:p>
          </table:table-cell>
          <table:table-cell table:style-name="ce175" office:value-type="string" calcext:value-type="string">
            <text:p><text:span text:style-name="T20">George Washington &amp; </text:span><text:span text:style-name="T21">Joe Biden – 1/8</text:span>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8">
          <table:table-cell table:style-name="ce158" office:value-type="float" office:value="2" calcext:value-type="float">
            <text:p>2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Mon</text:p>
          </table:table-cell>
          <table:table-cell table:style-name="ce170" office:value-type="date" office:date-value="2019-12-09" calcext:value-type="date">
            <text:p>12-09</text:p>
          </table:table-cell>
          <table:table-cell table:style-name="ce54" office:value-type="string" calcext:value-type="string">
            <text:p>George Washington – Image only – 01a</text:p>
          </table:table-cell>
          <table:table-cell table:style-name="ce51" office:value-type="string" calcext:value-type="string">
            <text:p>Colorfully Warm</text:p>
          </table:table-cell>
          <table:table-cell table:style-name="ce180" office:value-type="string" calcext:value-type="string">
            <text:p>image on so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8">
          <table:table-cell table:style-name="ce158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 table:style-name="ce157" office:value-type="string" calcext:value-type="string">
            <text:p>Tue</text:p>
          </table:table-cell>
          <table:table-cell table:style-name="ce170" office:value-type="date" office:date-value="2019-12-10" calcext:value-type="date">
            <text:p>12-10</text:p>
          </table:table-cell>
          <table:table-cell table:style-name="ce54" office:value-type="string" calcext:value-type="string">
            <text:p>Joe Biden – image only – 01b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58" office:value-type="float" office:value="4" calcext:value-type="float">
            <text:p>4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string" calcext:value-type="string">
            <text:p>Tue</text:p>
          </table:table-cell>
          <table:table-cell table:style-name="ce170" office:value-type="date" office:date-value="2019-12-10" calcext:value-type="date">
            <text:p>12-10</text:p>
          </table:table-cell>
          <table:table-cell table:style-name="ce54" office:value-type="string" calcext:value-type="string">
            <text:p>Amy Klobuchar – image only – 01c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12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5" calcext:value-type="float">
            <text:p>5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1" calcext:value-type="date">
            <text:p>12-11</text:p>
          </table:table-cell>
          <table:table-cell table:style-name="ce176" office:value-type="string" calcext:value-type="string">
            <text:p><text:span text:style-name="T20">Alexander Hamilton &amp; </text:span><text:span text:style-name="T2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3" calcext:value-type="float">
            <text:p>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12"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12">
          <table:table-cell table:style-name="ce165" table:number-columns-repeated="3"/>
          <table:table-cell table:style-name="ce173"/>
          <table:table-cell table:style-name="ce177" table:number-columns-repeated="3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43"/>
          <table:table-cell table:style-name="ce187"/>
          <table:table-cell table:style-name="ce177" table:number-columns-repeated="1005"/>
        </table:table-row>
        <table:table-row table:style-name="ro12">
          <table:table-cell table:style-name="ce158" office:value-type="float" office:value="8" calcext:value-type="float">
            <text:p>8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table:style-name="ce17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9" calcext:value-type="float">
            <text:p>9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12">
          <table:table-cell table:style-name="ce158" office:value-type="float" office:value="10" calcext:value-type="float">
            <text:p>10</text:p>
          </table:table-cell>
          <table:table-cell table:style-name="ce165" office:value-type="float" office:value="5" calcext:value-type="float">
            <text:p>5</text:p>
          </table:table-cell>
          <table:table-cell table:style-name="ce158" office:value-type="string" calcext:value-type="string">
            <text:p>Fri</text:p>
          </table:table-cell>
          <table:table-cell table:style-name="ce171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11" calcext:value-type="float">
            <text:p>11</text:p>
          </table:table-cell>
          <table:table-cell table:style-name="ce165" office:value-type="float" office:value="5" calcext:value-type="float">
            <text:p>5</text:p>
          </table:table-cell>
          <table:table-cell table:style-name="ce158" office:value-type="string" calcext:value-type="string">
            <text:p>Sat</text:p>
          </table:table-cell>
          <table:table-cell table:style-name="ce171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12">
          <table:table-cell table:style-name="ce158"/>
          <table:table-cell table:style-name="ce165"/>
          <table:table-cell table:style-name="ce158"/>
          <table:table-cell table:style-name="ce171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12" calcext:value-type="float">
            <text:p>12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16" calcext:value-type="date">
            <text:p>12-16</text:p>
          </table:table-cell>
          <table:table-cell table:style-name="ce176" office:value-type="string" calcext:value-type="string">
            <text:p><text:span text:style-name="T20">Patrick Henry &amp; </text:span><text:span text:style-name="T2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13" calcext:value-type="float">
            <text:p>13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12">
          <table:table-cell table:style-name="ce158" office:value-type="float" office:value="14" calcext:value-type="float">
            <text:p>14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12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17" calcext:value-type="date">
            <text:p>12-17</text:p>
          </table:table-cell>
          <table:table-cell table:style-name="ce17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16" calcext:value-type="float">
            <text:p>16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12">
          <table:table-cell table:style-name="ce158" office:value-type="float" office:value="17" calcext:value-type="float">
            <text:p>17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20H40M00S" calcext:value-type="time">
            <text:p>08:4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18" calcext:value-type="float">
            <text:p>18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19" calcext:value-type="float">
            <text:p>19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6H50M00S" calcext:value-type="time">
            <text:p>04:5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10" calcext:value-type="float">
            <text:p>10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12">
          <table:table-cell table:style-name="ce158" office:value-type="float" office:value="21" calcext:value-type="float">
            <text:p>21</text:p>
          </table:table-cell>
          <table:table-cell table:style-name="ce158" office:value-type="float" office:value="10" calcext:value-type="float">
            <text:p>10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45M00S" calcext:value-type="time">
            <text:p>03:4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12">
          <table:table-cell table:style-name="ce158" table:number-columns-repeated="2"/>
          <table:table-cell table:style-name="ce166"/>
          <table:table-cell table:style-name="ce172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65" office:value-type="float" office:value="22" calcext:value-type="float">
            <text:p>22</text:p>
          </table:table-cell>
          <table:table-cell table:style-name="ce167" office:value-type="float" office:value="11" calcext:value-type="float">
            <text:p>11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23" calcext:value-type="date">
            <text:p>12-23</text:p>
          </table:table-cell>
          <table:table-cell table:style-name="ce178" office:value-type="string" calcext:value-type="string">
            <text:p>Ben Franklin &amp; Cory Booker – 6/8</text:p>
          </table:table-cell>
          <table:table-cell table:style-name="ce179" office:value-type="string" calcext:value-type="string">
            <text:p>Lifelong Learners’</text:p>
          </table:table-cell>
          <table:table-cell table:style-name="ce180" office:value-type="string" calcext:value-type="string">
            <text:p>image on so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2" office:value-type="date" office:date-value="2019-12-28" calcext:value-type="date">
            <text:p>2019-12-28</text:p>
          </table:table-cell>
          <table:table-cell table:style-name="ce186" office:value-type="time" office:time-value="PT10H40M00S" calcext:value-type="time">
            <text:p>10:40 A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77" office:value-type="string" calcext:value-type="string">
            <text:p>seeourminds.com/image/4900-politicians-founding_fathers/4902/</text:p>
          </table:table-cell>
          <table:table-cell table:style-name="ce177" table:number-columns-repeated="1004"/>
        </table:table-row>
        <table:table-row table:style-name="ro12">
          <table:table-cell table:style-name="ce158" office:value-type="float" office:value="23" calcext:value-type="float">
            <text:p>23</text:p>
          </table:table-cell>
          <table:table-cell table:style-name="ce166" office:value-type="float" office:value="11" calcext:value-type="float">
            <text:p>11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80" office:value-type="string" calcext:value-type="string">
            <text:p>image on so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2" office:value-type="date" office:date-value="2019-12-28" calcext:value-type="date">
            <text:p>2019-12-28</text:p>
          </table:table-cell>
          <table:table-cell table:style-name="ce186" office:value-type="time" office:time-value="PT18H35M00S" calcext:value-type="time">
            <text:p>06:35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7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12">
          <table:table-cell table:style-name="ce158" office:value-type="float" office:value="24" calcext:value-type="float">
            <text:p>24</text:p>
          </table:table-cell>
          <table:table-cell table:style-name="ce166" office:value-type="float" office:value="12" calcext:value-type="float">
            <text:p>12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9" calcext:value-type="date">
            <text:p>2019-12-29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12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25" calcext:value-type="float">
            <text:p>25</text:p>
          </table:table-cell>
          <table:table-cell table:style-name="ce166" office:value-type="float" office:value="12" calcext:value-type="float">
            <text:p>12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24" calcext:value-type="date">
            <text:p>12-24</text:p>
          </table:table-cell>
          <table:table-cell table:style-name="ce176" office:value-type="string" calcext:value-type="string">
            <text:p><text:span text:style-name="T20">Daenerys Stormborn &amp; </text:span><text:span text:style-name="T2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9" calcext:value-type="date">
            <text:p>2019-12-29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26" calcext:value-type="float">
            <text:p>26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30" calcext:value-type="date">
            <text:p>2019-12-30</text:p>
          </table:table-cell>
          <table:table-cell table:style-name="ce186" office:value-type="time" office:time-value="PT10H30M00S" calcext:value-type="time">
            <text:p>10:30 A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12">
          <table:table-cell table:style-name="ce158" office:value-type="float" office:value="27" calcext:value-type="float">
            <text:p>27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30" calcext:value-type="date">
            <text:p>2019-12-30</text:p>
          </table:table-cell>
          <table:table-cell table:style-name="ce186" office:value-type="time" office:time-value="PT16H20M00S" calcext:value-type="time">
            <text:p>04:2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12">
          <table:table-cell table:style-name="ce158"/>
          <table:table-cell table:style-name="ce166" table:number-columns-repeated="2"/>
          <table:table-cell table:style-name="ce172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28" calcext:value-type="float">
            <text:p>28</text:p>
          </table:table-cell>
          <table:table-cell table:style-name="ce166" office:value-type="float" office:value="14" calcext:value-type="float">
            <text:p>14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26" calcext:value-type="date">
            <text:p>12-26</text:p>
          </table:table-cell>
          <table:table-cell table:style-name="ce17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82" office:value-type="date" office:date-value="2019-12-31" calcext:value-type="date">
            <text:p>2019-12-31</text:p>
          </table:table-cell>
          <table:table-cell table:style-name="ce186" office:value-type="time" office:time-value="PT09H05M00S" calcext:value-type="time">
            <text:p>09:05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12">
          <table:table-cell table:style-name="ce158" office:value-type="float" office:value="29" calcext:value-type="float">
            <text:p>29</text:p>
          </table:table-cell>
          <table:table-cell table:style-name="ce166" office:value-type="float" office:value="14" calcext:value-type="float">
            <text:p>14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82" office:value-type="date" office:date-value="2019-12-31" calcext:value-type="date">
            <text:p>2019-12-31</text:p>
          </table:table-cell>
          <table:table-cell table:style-name="ce186" office:value-type="time" office:time-value="PT19H30M00S" calcext:value-type="time">
            <text:p>07:3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12">
          <table:table-cell table:style-name="ce165" office:value-type="float" office:value="30" calcext:value-type="float">
            <text:p>30</text:p>
          </table:table-cell>
          <table:table-cell table:style-name="ce166" office:value-type="float" office:value="15" calcext:value-type="float">
            <text:p>15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20-01-01" calcext:value-type="date">
            <text:p>2020-01-01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77" table:number-columns-repeated="1005"/>
        </table:table-row>
        <table:table-row table:style-name="ro12">
          <table:table-cell table:style-name="ce158" office:value-type="float" office:value="31" calcext:value-type="float">
            <text:p>31</text:p>
          </table:table-cell>
          <table:table-cell table:style-name="ce166" office:value-type="float" office:value="15" calcext:value-type="float">
            <text:p>15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20-01-02" calcext:value-type="date">
            <text:p>2020-01-02</text:p>
          </table:table-cell>
          <table:table-cell table:style-name="ce186" office:value-type="time" office:time-value="PT19H20M00S" calcext:value-type="time">
            <text:p>07:2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12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21.5" calcext:value-type="float">
            <text:p>21.5</text:p>
          </table:table-cell>
          <table:table-cell table:style-name="ce158" office:value-type="float" office:value="10.5" calcext:value-type="float">
            <text:p>10.5</text:p>
          </table:table-cell>
          <table:table-cell table:style-name="ce166" office:value-type="string" calcext:value-type="string">
            <text:p>Sun</text:p>
          </table:table-cell>
          <table:table-cell table:style-name="ce172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groja.com/about</text:p>
          </table:table-cell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 table:number-rows-repeated="34">
          <table:table-cell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 table:number-rows-repeated="25">
          <table:table-cell/>
          <table:table-cell table:style-name="ce166" table:number-columns-repeated="2"/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1005"/>
        </table:table-row>
        <table:table-row table:style-name="ro12" table:number-rows-repeated="84">
          <table:table-cell table:number-columns-repeated="8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1005"/>
        </table:table-row>
        <table:table-row table:style-name="ro12" table:number-rows-repeated="104838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vpp-local" table:style-name="ta1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3" table:default-cell-style-name="ce37"/>
        <table:table-column table:style-name="co61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5" office:value-type="string" calcext:value-type="string">
            <text:p>Local Promotions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12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16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16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16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16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12" table:number-rows-repeated="104856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relationships" table:style-name="ta1">
        <office:forms form:automatic-focus="false" form:apply-design-mode="false"/>
        <table:table-column table:style-name="co30" table:default-cell-style-name="ce25"/>
        <table:table-column table:style-name="co62" table:default-cell-style-name="Default"/>
        <table:table-column table:style-name="co3" table:default-cell-style-name="ce37"/>
        <table:table-column table:style-name="co12" table:default-cell-style-name="Default"/>
        <table:table-column table:style-name="co63" table:default-cell-style-name="Default"/>
        <table:table-column table:style-name="co3" table:number-columns-repeated="13" table:default-cell-style-name="Default"/>
        <table:table-column table:style-name="co64" table:default-cell-style-name="Default"/>
        <table:table-row table:style-name="ro1">
          <table:table-cell table:style-name="ce23"/>
          <table:table-cell table:style-name="ce37"/>
          <table:table-cell/>
          <table:table-cell table:style-name="ce37"/>
          <table:table-cell table:style-name="ce52"/>
          <table:table-cell table:style-name="ce22" table:number-columns-repeated="2"/>
          <table:table-cell table:style-name="ce85" office:value-type="string" calcext:value-type="string">
            <text:p>Relationships – The Daily Drip</text:p>
          </table:table-cell>
          <table:table-cell table:style-name="ce22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37"/>
          <table:table-cell table:style-name="ce52"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</table:table-row>
        <table:table-row table:style-name="ro4">
          <table:table-cell table:style-name="ce24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89" office:value-type="string" calcext:value-type="string">
            <text:p>Jon Snow and Ygritte</text:p>
          </table:table-cell>
          <table:table-cell/>
          <table:table-cell table:style-name="ce37"/>
          <table:table-cell table:style-name="ce54"/>
          <table:table-cell table:style-name="ce190"/>
          <table:table-cell table:style-name="ce67" table:number-columns-repeated="12"/>
          <table:table-cell table:style-name="ce101"/>
        </table:table-row>
        <table:table-row table:style-name="ro12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5-04" calcext:value-type="date">
            <text:p>05-04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5-05" calcext:value-type="date">
            <text:p>05-05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7" office:value-type="date" office:date-value="2020-05-07" calcext:value-type="date">
            <text:p>05-07</text:p>
          </table:table-cell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table:style-name="ce188"/>
          <table:table-cell table:style-name="ce37"/>
          <table:table-cell/>
          <table:table-cell table:style-name="ce47"/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189" office:value-type="string" calcext:value-type="string">
            <text:p>Lucy and Ricky Ricardo</text:p>
          </table:table-cell>
          <table:table-cell/>
          <table:table-cell table:style-name="ce37"/>
          <table:table-cell table:style-name="ce54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Mon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Tue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Wed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Thu</text:p>
          </table:table-cell>
          <table:table-cell table:style-name="ce47"/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189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2">
          <table:table-cell office:value-type="float" office:value="4" calcext:value-type="float">
            <text:p>4</text:p>
          </table:table-cell>
          <table:table-cell table:style-name="ce189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2">
          <table:table-cell office:value-type="float" office:value="5" calcext:value-type="float">
            <text:p>5</text:p>
          </table:table-cell>
          <table:table-cell table:style-name="ce189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2">
          <table:table-cell table:number-columns-repeated="2"/>
          <table:table-cell table:style-name="Default"/>
          <table:table-cell table:number-columns-repeated="16"/>
        </table:table-row>
        <table:table-row table:style-name="ro12">
          <table:table-cell office:value-type="float" office:value="6" calcext:value-type="float">
            <text:p>6</text:p>
          </table:table-cell>
          <table:table-cell table:style-name="ce189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2">
          <table:table-cell office:value-type="float" office:value="7" calcext:value-type="float">
            <text:p>7</text:p>
          </table:table-cell>
          <table:table-cell table:style-name="ce189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2">
          <table:table-cell office:value-type="float" office:value="8" calcext:value-type="float">
            <text:p>8</text:p>
          </table:table-cell>
          <table:table-cell table:style-name="ce189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2" table:default-cell-style-name="ce23"/>
        <table:table-column table:style-name="co65" table:default-cell-style-name="ce52"/>
        <table:table-column table:style-name="co24" table:default-cell-style-name="ce22"/>
        <table:table-column table:style-name="co3" table:number-columns-repeated="10" table:default-cell-style-name="ce22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85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5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4">
          <table:table-cell table:style-name="ce24"/>
          <table:table-cell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3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4"/>
          <table:table-cell table:style-name="ce67" table:number-columns-repeated="11"/>
          <table:table-cell table:style-name="ce101"/>
          <table:table-cell table:number-columns-repeated="1010"/>
        </table:table-row>
        <table:table-row table:style-name="ro4">
          <table:table-cell/>
          <table:table-cell table:style-name="ce54" office:value-type="string" calcext:value-type="string">
            <text:p>Introduce process</text:p>
          </table:table-cell>
          <table:table-cell table:style-name="ce9"/>
          <table:table-cell table:style-name="ce67" table:number-columns-repeated="10"/>
          <table:table-cell table:style-name="ce101"/>
          <table:table-cell table:number-columns-repeated="1010"/>
        </table:table-row>
        <table:table-row table:style-name="ro4">
          <table:table-cell table:style-name="ce35"/>
          <table:table-cell table:style-name="ce57" office:value-type="string" calcext:value-type="string">
            <text:p>Aspects of process evolve over time – Tom H 1987</text:p>
          </table:table-cell>
          <table:table-cell table:style-name="ce9"/>
          <table:table-cell table:style-name="ce67" table:number-columns-repeated="10"/>
          <table:table-cell table:style-name="ce101"/>
          <table:table-cell table:number-columns-repeated="101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Research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Friends → Movies → Books – Alexander Hamilton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Quiz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MBTI Criticisim Sandwich – Tom H MBTI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12">
          <table:table-cell table:style-name="ce36" office:value-type="float" office:value="3" calcext:value-type="float">
            <text:p>3</text:p>
          </table:table-cell>
          <table:table-cell table:style-name="ce57"/>
          <table:table-cell table:style-name="ce9"/>
          <table:table-cell table:number-columns-repeated="10"/>
          <table:table-cell table:style-name="ce22"/>
          <table:table-cell table:number-columns-repeated="1010"/>
        </table:table-row>
        <table:table-row table:style-name="ro4">
          <table:table-cell/>
          <table:table-cell table:style-name="ce54" office:value-type="string" calcext:value-type="string">
            <text:p>Groja Program</text:p>
          </table:table-cell>
          <table:table-cell table:style-name="ce67"/>
          <table:table-cell table:number-columns-repeated="10"/>
          <table:table-cell table:style-name="ce22"/>
          <table:table-cell table:number-columns-repeated="1010"/>
        </table:table-row>
        <table:table-row table:style-name="ro4">
          <table:table-cell table:style-name="ce35"/>
          <table:table-cell table:style-name="ce5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2"/>
          <table:table-cell table:number-columns-repeated="101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Post to Sites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Ebooks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4">
          <table:table-cell/>
          <table:table-cell table:style-name="ce54" office:value-type="string" calcext:value-type="string">
            <text:p>Promotion</text:p>
          </table:table-cell>
          <table:table-cell table:style-name="ce6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4">
          <table:table-cell table:style-name="ce35"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table:style-name="ce34"/>
          <table:table-cell table:style-name="ce57" office:value-type="string" calcext:value-type="string">
            <text:p>Summary</text:p>
          </table:table-cell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12">
          <table:table-cell table:style-name="ce36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 table:number-rows-repeated="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4">
          <table:table-cell/>
          <table:table-cell table:style-name="ce54"/>
          <table:table-cell table:style-name="ce6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4">
          <table:table-cell table:style-name="ce35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>
          <table:table-cell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12">
          <table:table-cell table:style-name="ce36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2">
          <table:table-cell table:style-name="ce34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 table:number-rows-repeated="4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4">
          <table:table-cell/>
          <table:table-cell table:style-name="ce54"/>
          <table:table-cell table:style-name="ce6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4">
          <table:table-cell table:style-name="ce35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2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3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12" table:number-rows-repeated="4">
          <table:table-cell table:style-name="ce36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12">
          <table:table-cell table:style-name="ce36"/>
          <table:table-cell table:number-columns-repeated="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12" table:number-rows-repeated="3">
          <table:table-cell table:style-name="ce36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 table:number-rows-repeated="7">
          <table:table-cell table:style-name="ce34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52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99"/>
          <table:table-cell/>
          <table:table-cell table:style-name="ce9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4" table:default-cell-style-name="ce6"/>
        <table:table-column table:style-name="co67" table:default-cell-style-name="Default"/>
        <table:table-column table:style-name="co68" table:default-cell-style-name="ce37"/>
        <table:table-column table:style-name="co3" table:number-columns-repeated="4" table:default-cell-style-name="ce37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5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49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7">00/00/0000</text:date>, <text:time style:data-style-name="N2" text:time-value="09:57:00.897013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3-27T21:24:16.884264306</dc:date>
    <meta:editing-duration>P80DT16H58M59S</meta:editing-duration>
    <meta:editing-cycles>1355</meta:editing-cycles>
    <meta:document-statistic meta:table-count="11" meta:cell-count="2521" meta:object-count="0"/>
  </office:meta>
</office:document-meta>
</file>